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854in" style:rel-column-width="3774*"/>
    </style:style>
    <style:style style:name="Table1.B" style:family="table-column">
      <style:table-column-properties style:column-width="1.3333in" style:rel-column-width="13056*"/>
    </style:style>
    <style:style style:name="Table1.C" style:family="table-column">
      <style:table-column-properties style:column-width="1.1354in" style:rel-column-width="11118*"/>
    </style:style>
    <style:style style:name="Table1.D" style:family="table-column">
      <style:table-column-properties style:column-width="3.8382in" style:rel-column-width="375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88a3a"/>
    </style:style>
    <style:style style:name="P2" style:family="paragraph" style:parent-style-name="Text_20_body">
      <style:text-properties officeooo:rsid="0018995b" officeooo:paragraph-rsid="0018995b"/>
    </style:style>
    <style:style style:name="P3" style:family="paragraph" style:parent-style-name="Text_20_body">
      <style:text-properties officeooo:rsid="001b32e7" officeooo:paragraph-rsid="001b32e7"/>
    </style:style>
    <style:style style:name="P4" style:family="paragraph" style:parent-style-name="Text_20_body">
      <style:text-properties officeooo:paragraph-rsid="001b32e7"/>
    </style:style>
    <style:style style:name="P5" style:family="paragraph" style:parent-style-name="Text_20_body">
      <style:text-properties officeooo:paragraph-rsid="00214545"/>
    </style:style>
    <style:style style:name="P6" style:family="paragraph" style:parent-style-name="Text_20_body">
      <style:text-properties officeooo:rsid="002b1876" officeooo:paragraph-rsid="002c95a1"/>
    </style:style>
    <style:style style:name="P7" style:family="paragraph" style:parent-style-name="Text_20_body">
      <style:text-properties officeooo:rsid="002f6369" officeooo:paragraph-rsid="002f6369"/>
    </style:style>
    <style:style style:name="P8" style:family="paragraph" style:parent-style-name="Text_20_body">
      <style:text-properties officeooo:paragraph-rsid="002f6369"/>
    </style:style>
    <style:style style:name="P9" style:family="paragraph" style:parent-style-name="Text_20_body">
      <style:text-properties officeooo:rsid="002f84c1" officeooo:paragraph-rsid="002f84c1"/>
    </style:style>
    <style:style style:name="P10" style:family="paragraph" style:parent-style-name="Text_20_body">
      <style:text-properties officeooo:rsid="003138f4" officeooo:paragraph-rsid="003138f4"/>
    </style:style>
    <style:style style:name="P11" style:family="paragraph" style:parent-style-name="Text_20_body">
      <style:text-properties officeooo:paragraph-rsid="003138f4"/>
    </style:style>
    <style:style style:name="P12" style:family="paragraph" style:parent-style-name="Text_20_body">
      <style:text-properties officeooo:rsid="0034c3c8" officeooo:paragraph-rsid="00367083"/>
    </style:style>
    <style:style style:name="P13" style:family="paragraph" style:parent-style-name="Text_20_body">
      <style:text-properties officeooo:paragraph-rsid="0034c3c8"/>
    </style:style>
    <style:style style:name="P14" style:family="paragraph" style:parent-style-name="Text_20_body">
      <style:text-properties officeooo:rsid="00367083" officeooo:paragraph-rsid="00367083"/>
    </style:style>
    <style:style style:name="P15" style:family="paragraph" style:parent-style-name="Text_20_body">
      <style:text-properties officeooo:rsid="003c4c99" officeooo:paragraph-rsid="003c4c99"/>
    </style:style>
    <style:style style:name="P16" style:family="paragraph" style:parent-style-name="Text_20_body">
      <style:text-properties officeooo:rsid="003e8a48" officeooo:paragraph-rsid="0042442d"/>
    </style:style>
    <style:style style:name="P17" style:family="paragraph" style:parent-style-name="Text_20_body">
      <style:text-properties officeooo:paragraph-rsid="0042442d"/>
    </style:style>
    <style:style style:name="P18" style:family="paragraph" style:parent-style-name="Text_20_body">
      <style:text-properties officeooo:rsid="0045f2aa" officeooo:paragraph-rsid="0045f2aa"/>
    </style:style>
    <style:style style:name="P19" style:family="paragraph" style:parent-style-name="Text_20_body">
      <style:text-properties officeooo:rsid="0046db56" officeooo:paragraph-rsid="0049add2"/>
    </style:style>
    <style:style style:name="P20" style:family="paragraph" style:parent-style-name="Text_20_body">
      <style:text-properties officeooo:rsid="0046db56" officeooo:paragraph-rsid="004c253d"/>
    </style:style>
    <style:style style:name="P21" style:family="paragraph" style:parent-style-name="Text_20_body">
      <style:text-properties officeooo:rsid="004b812a" officeooo:paragraph-rsid="004b812a"/>
    </style:style>
    <style:style style:name="P22" style:family="paragraph" style:parent-style-name="Text_20_body">
      <style:text-properties officeooo:rsid="004beedf" officeooo:paragraph-rsid="004beedf"/>
    </style:style>
    <style:style style:name="P23" style:family="paragraph" style:parent-style-name="Text_20_body">
      <style:text-properties officeooo:rsid="004d2b45" officeooo:paragraph-rsid="004d2b45"/>
    </style:style>
    <style:style style:name="P24" style:family="paragraph" style:parent-style-name="Text_20_body">
      <style:text-properties officeooo:rsid="004ef82e" officeooo:paragraph-rsid="004ef82e"/>
    </style:style>
    <style:style style:name="P25" style:family="paragraph" style:parent-style-name="Text_20_body">
      <style:text-properties officeooo:rsid="0050f568" officeooo:paragraph-rsid="0050f568"/>
    </style:style>
    <style:style style:name="P2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7" style:family="paragraph" style:parent-style-name="Standard" style:list-style-name="L1">
      <style:text-properties officeooo:rsid="003294a5" officeooo:paragraph-rsid="0039fb48"/>
    </style:style>
    <style:style style:name="P28" style:family="paragraph" style:parent-style-name="Standard" style:list-style-name="L1">
      <style:text-properties officeooo:rsid="0049add2" officeooo:paragraph-rsid="0049add2"/>
    </style:style>
    <style:style style:name="P29" style:family="paragraph" style:parent-style-name="Standard" style:list-style-name="L1">
      <style:text-properties officeooo:rsid="004aceca" officeooo:paragraph-rsid="004aceca"/>
    </style:style>
    <style:style style:name="P30" style:family="paragraph" style:parent-style-name="Standard" style:list-style-name="L1">
      <style:text-properties officeooo:rsid="004aceca" officeooo:paragraph-rsid="005723cc"/>
    </style:style>
    <style:style style:name="P31" style:family="paragraph" style:parent-style-name="Standard" style:list-style-name="L1">
      <style:text-properties officeooo:rsid="00590da1" officeooo:paragraph-rsid="00590da1"/>
    </style:style>
    <style:style style:name="P32" style:family="paragraph" style:parent-style-name="Standard" style:list-style-name="L1">
      <style:text-properties officeooo:rsid="005a0410" officeooo:paragraph-rsid="005a0410"/>
    </style:style>
    <style:style style:name="P33" style:family="paragraph" style:parent-style-name="Standard" style:list-style-name="L1">
      <style:text-properties officeooo:rsid="005b811a" officeooo:paragraph-rsid="005b811a"/>
    </style:style>
    <style:style style:name="P34" style:family="paragraph" style:parent-style-name="Standard" style:list-style-name="L1">
      <style:text-properties officeooo:rsid="005e8814" officeooo:paragraph-rsid="005e8814"/>
    </style:style>
    <style:style style:name="P35" style:family="paragraph" style:parent-style-name="Standard" style:list-style-name="L1">
      <style:text-properties officeooo:rsid="005fbbb3" officeooo:paragraph-rsid="005fbbb3"/>
    </style:style>
    <style:style style:name="P36" style:family="paragraph" style:parent-style-name="Standard" style:list-style-name="L1">
      <style:text-properties officeooo:rsid="005fbbb3" officeooo:paragraph-rsid="00619373"/>
    </style:style>
    <style:style style:name="P37" style:family="paragraph" style:parent-style-name="Standard" style:list-style-name="L1">
      <style:text-properties officeooo:rsid="005fbbb3" officeooo:paragraph-rsid="0064a405"/>
    </style:style>
    <style:style style:name="P38" style:family="paragraph" style:parent-style-name="Standard" style:list-style-name="L1">
      <style:text-properties officeooo:rsid="00619373" officeooo:paragraph-rsid="00619373"/>
    </style:style>
    <style:style style:name="P39" style:family="paragraph" style:parent-style-name="Standard" style:list-style-name="L1">
      <style:text-properties officeooo:rsid="00619373" officeooo:paragraph-rsid="006710d4"/>
    </style:style>
    <style:style style:name="P40" style:family="paragraph" style:parent-style-name="Standard" style:list-style-name="L1">
      <style:text-properties officeooo:rsid="0062e7b8" officeooo:paragraph-rsid="0062e7b8"/>
    </style:style>
    <style:style style:name="P41" style:family="paragraph" style:parent-style-name="Standard" style:list-style-name="L1">
      <style:text-properties officeooo:rsid="0064a405" officeooo:paragraph-rsid="0064a405"/>
    </style:style>
    <style:style style:name="P42" style:family="paragraph" style:parent-style-name="Standard" style:list-style-name="L1">
      <style:text-properties officeooo:rsid="0065df39" officeooo:paragraph-rsid="0065df39"/>
    </style:style>
    <style:style style:name="P43" style:family="paragraph" style:parent-style-name="Standard" style:list-style-name="L1">
      <style:text-properties officeooo:rsid="0065fa6e" officeooo:paragraph-rsid="0065fa6e"/>
    </style:style>
    <style:style style:name="P44" style:family="paragraph" style:parent-style-name="Standard" style:list-style-name="L1">
      <style:text-properties officeooo:rsid="006710d4" officeooo:paragraph-rsid="006710d4"/>
    </style:style>
    <style:style style:name="P45" style:family="paragraph" style:parent-style-name="Standard" style:list-style-name="L1">
      <style:text-properties officeooo:rsid="0067a883" officeooo:paragraph-rsid="0067a883"/>
    </style:style>
    <style:style style:name="P46" style:family="paragraph" style:parent-style-name="Text_20_body" style:list-style-name="L1">
      <style:text-properties officeooo:rsid="00165a93" officeooo:paragraph-rsid="00188a3a"/>
    </style:style>
    <style:style style:name="P47" style:family="paragraph" style:parent-style-name="Text_20_body" style:list-style-name="L1">
      <style:text-properties officeooo:rsid="00165a93" officeooo:paragraph-rsid="00165a93"/>
    </style:style>
    <style:style style:name="P48" style:family="paragraph" style:parent-style-name="Text_20_body" style:list-style-name="L1">
      <style:text-properties officeooo:rsid="00184f5c" officeooo:paragraph-rsid="00188a3a"/>
    </style:style>
    <style:style style:name="P49" style:family="paragraph" style:parent-style-name="Text_20_body" style:list-style-name="L1">
      <style:text-properties officeooo:rsid="00214545" officeooo:paragraph-rsid="00214545"/>
    </style:style>
    <style:style style:name="P50" style:family="paragraph" style:parent-style-name="Text_20_body" style:list-style-name="L1">
      <style:text-properties officeooo:rsid="0022805f" officeooo:paragraph-rsid="0022805f"/>
    </style:style>
    <style:style style:name="P51" style:family="paragraph" style:parent-style-name="Text_20_body">
      <style:text-properties officeooo:rsid="0050f568" officeooo:paragraph-rsid="0050f568"/>
    </style:style>
    <style:style style:name="P52" style:family="paragraph" style:parent-style-name="Text_20_body">
      <style:text-properties officeooo:rsid="0051fadc" officeooo:paragraph-rsid="0051fadc"/>
    </style:style>
    <style:style style:name="P53" style:family="paragraph" style:parent-style-name="Text_20_body">
      <style:text-properties officeooo:rsid="0051fadc" officeooo:paragraph-rsid="005345d8"/>
    </style:style>
    <style:style style:name="P54" style:family="paragraph" style:parent-style-name="Text_20_body">
      <style:text-properties officeooo:rsid="0051fadc" officeooo:paragraph-rsid="0054b914"/>
    </style:style>
    <style:style style:name="P55" style:family="paragraph" style:parent-style-name="Text_20_body">
      <style:text-properties officeooo:rsid="0051fadc" officeooo:paragraph-rsid="0055e2ef"/>
    </style:style>
    <style:style style:name="P56" style:family="paragraph" style:parent-style-name="Text_20_body">
      <style:text-properties officeooo:rsid="0051fadc" officeooo:paragraph-rsid="005723cc"/>
    </style:style>
    <style:style style:name="P57" style:family="paragraph" style:parent-style-name="Text_20_body">
      <style:text-properties officeooo:rsid="0051fadc" officeooo:paragraph-rsid="005b811a"/>
    </style:style>
    <style:style style:name="P58" style:family="paragraph" style:parent-style-name="Text_20_body">
      <style:text-properties officeooo:rsid="0051fadc" officeooo:paragraph-rsid="005f1ed5"/>
    </style:style>
    <style:style style:name="P59" style:family="paragraph" style:parent-style-name="Text_20_body">
      <style:text-properties officeooo:rsid="0054b914" officeooo:paragraph-rsid="0054b914"/>
    </style:style>
    <style:style style:name="P60" style:family="paragraph" style:parent-style-name="Text_20_body">
      <style:text-properties officeooo:rsid="0055e2ef" officeooo:paragraph-rsid="0055e2ef"/>
    </style:style>
    <style:style style:name="P61" style:family="paragraph" style:parent-style-name="Heading_20_2">
      <style:text-properties officeooo:rsid="003294a5" officeooo:paragraph-rsid="004b208d"/>
    </style:style>
    <style:style style:name="P62" style:family="paragraph" style:parent-style-name="Heading_20_2">
      <style:text-properties officeooo:rsid="003294a5" officeooo:paragraph-rsid="003294a5"/>
    </style:style>
    <style:style style:name="P63" style:family="paragraph" style:parent-style-name="Heading_20_2">
      <style:text-properties officeooo:rsid="003c4c99" officeooo:paragraph-rsid="0042442d"/>
    </style:style>
    <style:style style:name="P64" style:family="paragraph" style:parent-style-name="Heading_20_2">
      <style:text-properties officeooo:rsid="005f1ed5" officeooo:paragraph-rsid="005f1ed5"/>
    </style:style>
    <style:style style:name="P65" style:family="paragraph" style:parent-style-name="Heading_20_3">
      <style:text-properties officeooo:rsid="00188a3a" officeooo:paragraph-rsid="00188a3a"/>
    </style:style>
    <style:style style:name="P66" style:family="paragraph" style:parent-style-name="Heading_20_3">
      <style:text-properties officeooo:rsid="001b32e7" officeooo:paragraph-rsid="001b32e7"/>
    </style:style>
    <style:style style:name="P67" style:family="paragraph" style:parent-style-name="Heading_20_3">
      <style:text-properties officeooo:rsid="00214545" officeooo:paragraph-rsid="00214545"/>
    </style:style>
    <style:style style:name="P68" style:family="paragraph" style:parent-style-name="Heading_20_3">
      <style:text-properties officeooo:rsid="002f6369" officeooo:paragraph-rsid="002f6369"/>
    </style:style>
    <style:style style:name="P69" style:family="paragraph" style:parent-style-name="Heading_20_3">
      <style:text-properties officeooo:rsid="003138f4" officeooo:paragraph-rsid="003138f4"/>
    </style:style>
    <style:style style:name="P70" style:family="paragraph" style:parent-style-name="Heading_20_3">
      <style:text-properties officeooo:rsid="004c253d" officeooo:paragraph-rsid="004c253d"/>
    </style:style>
    <style:style style:name="P71" style:family="paragraph" style:parent-style-name="Heading_20_3">
      <style:text-properties officeooo:rsid="005345d8" officeooo:paragraph-rsid="005345d8"/>
    </style:style>
    <style:style style:name="P72" style:family="paragraph" style:parent-style-name="Heading_20_3">
      <style:text-properties officeooo:rsid="005b811a" officeooo:paragraph-rsid="005b811a"/>
    </style:style>
    <style:style style:name="T1" style:family="text">
      <style:text-properties officeooo:rsid="001473af"/>
    </style:style>
    <style:style style:name="T2" style:family="text">
      <style:text-properties officeooo:rsid="00188a3a"/>
    </style:style>
    <style:style style:name="T3" style:family="text">
      <style:text-properties officeooo:rsid="0018eb84"/>
    </style:style>
    <style:style style:name="T4" style:family="text">
      <style:text-properties officeooo:rsid="001fa107"/>
    </style:style>
    <style:style style:name="T5" style:family="text">
      <style:text-properties officeooo:rsid="00214545"/>
    </style:style>
    <style:style style:name="T6" style:family="text">
      <style:text-properties officeooo:rsid="0025b232"/>
    </style:style>
    <style:style style:name="T7" style:family="text">
      <style:text-properties officeooo:rsid="002c95a1"/>
    </style:style>
    <style:style style:name="T8" style:family="text">
      <style:text-properties officeooo:rsid="003138f4"/>
    </style:style>
    <style:style style:name="T9" style:family="text">
      <style:text-properties officeooo:rsid="0031fbc8"/>
    </style:style>
    <style:style style:name="T10" style:family="text">
      <style:text-properties officeooo:rsid="0034c3c8"/>
    </style:style>
    <style:style style:name="T11" style:family="text">
      <style:text-properties officeooo:rsid="00367083"/>
    </style:style>
    <style:style style:name="T12" style:family="text">
      <style:text-properties officeooo:rsid="00381cb7"/>
    </style:style>
    <style:style style:name="T13" style:family="text">
      <style:text-properties officeooo:rsid="003e8a48"/>
    </style:style>
    <style:style style:name="T14" style:family="text">
      <style:text-properties officeooo:rsid="0042442d"/>
    </style:style>
    <style:style style:name="T15" style:family="text">
      <style:text-properties officeooo:rsid="004412a7"/>
    </style:style>
    <style:style style:name="T16" style:family="text">
      <style:text-properties officeooo:rsid="004814a6"/>
    </style:style>
    <style:style style:name="T17" style:family="text">
      <style:text-properties officeooo:rsid="004aceca"/>
    </style:style>
    <style:style style:name="T18" style:family="text">
      <style:text-properties officeooo:rsid="004c253d"/>
    </style:style>
    <style:style style:name="T19" style:family="text">
      <style:text-properties officeooo:rsid="0054b914"/>
    </style:style>
    <style:style style:name="T20" style:family="text">
      <style:text-properties officeooo:rsid="0055e2ef"/>
    </style:style>
    <style:style style:name="T21" style:family="text">
      <style:text-properties officeooo:rsid="005723cc"/>
    </style:style>
    <style:style style:name="T22" style:family="text">
      <style:text-properties officeooo:rsid="00590da1"/>
    </style:style>
    <style:style style:name="T23" style:family="text">
      <style:text-properties officeooo:rsid="005b811a"/>
    </style:style>
    <style:style style:name="T24" style:family="text">
      <style:text-properties officeooo:rsid="005f1ed5"/>
    </style:style>
    <style:style style:name="T25" style:family="text">
      <style:text-properties officeooo:rsid="0060882e"/>
    </style:style>
    <style:style style:name="T26" style:family="text">
      <style:text-properties officeooo:rsid="0064a405"/>
    </style:style>
    <style:style style:name="T27" style:family="text">
      <style:text-properties officeooo:rsid="0065fa6e"/>
    </style:style>
    <style:style style:name="T28" style:family="text">
      <style:text-properties officeooo:rsid="0067a883"/>
    </style:style>
    <style:style style:name="T29" style:family="text">
      <style:text-properties fo:background-color="#ed1c24" loext:char-shading-value="0"/>
    </style:style>
    <style:style style:name="T30" style:family="text">
      <style:text-properties officeooo:rsid="00689fb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</text:h>
      <text:p text:style-name="Text_20_body">This is my own coding guideline mostly based on Clean Code by Robert C. Martin.</text:p>
      <text:p text:style-name="P6">A software development plan defines many things containing used tools and development process. <text:span text:style-name="T7">T</text:span>his coding guideline <text:span text:style-name="T7">does not focus on the software development plan but makes suggestions what may be defined in the software development plan concerning coding style.</text:span></text:p>
      <text:h text:style-name="Heading_20_1" text:outline-level="1">References</text:h>
      <text:p text:style-name="Text_20_body">References are marked with [ ]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ID</text:p>
          </table:table-cell>
          <table:table-cell table:style-name="Table1.A1" office:value-type="string">
            <text:p text:style-name="P26">Author</text:p>
          </table:table-cell>
          <table:table-cell table:style-name="Table1.A1" office:value-type="string">
            <text:p text:style-name="P26">Title</text:p>
          </table:table-cell>
          <table:table-cell table:style-name="Table1.D1" office:value-type="string">
            <text:p text:style-name="P26">Year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Robert C. Martin</text:p>
          </table:table-cell>
          <table:table-cell table:style-name="Table1.C2" office:value-type="string">
            <text:p text:style-name="Table_20_Contents">Clean Code</text:p>
          </table:table-cell>
          <table:table-cell table:style-name="Table1.D2" office:value-type="float" office:value="2009">
            <text:p text:style-name="Table_20_Contents">2009</text:p>
          </table:table-cell>
        </table:table-row>
      </table:table>
      <text:h text:style-name="Heading_20_1" text:outline-level="1">Guidelines</text:h>
      <text:h text:style-name="Heading_20_2" text:outline-level="2">Every rule can be broken</text:h>
      <text:p text:style-name="Text_20_body">If there is no other reasonable solution for a problem, it is allowed the brake every rule. Rules should only be broken after review with another person. Rule-braking should hardly ever happen.</text:p>
      <text:p text:style-name="Text_20_body">Note: If rule-braking has to be done to often, then rework of the guidelines should be taken into consideration.</text:p>
      <text:h text:style-name="P61" text:outline-level="2">Naming</text:h>
      <text:p text:style-name="P22">Don't be afraid to spend time choosing a name.</text:p>
      <text:h text:style-name="Heading_20_3" text:outline-level="3">Use Intention-Revealing Names</text:h>
      <text:p text:style-name="Text_20_body">[1, Chapter 2, Subchapter: Use Intention-Revealing Names]</text:p>
      <text:p text:style-name="P21">[1, Chapter 3, Subchapter: Use Descriptive Names]</text:p>
      <text:p text:style-name="Text_20_body">The name of a variable, function, class, ... <text:span text:style-name="T1">should as clearly as possible explain its intent.</text:span></text:p>
      <text:p text:style-name="Text_20_body">Counting-variables e.g. like in for-loops are allowed to be short like n, i, ... if the loop doesn't contain nested loops. <text:span text:style-name="T4">Don't use l or O!</text:span></text:p>
      <text:p text:style-name="P21">The smaller and more focused a function is, the easier it is to choose a descriptive name.</text:p>
      <text:p text:style-name="P21">A long descriptive name is better than a short enigmatic name.</text:p>
      <text:h text:style-name="Heading_20_3" text:outline-level="3">Avoid Disinformation</text:h>
      <text:p text:style-name="Text_20_body">[1, Chapter 2, Subchapter: Avoid Disinformation]</text:p>
      <text:list xml:id="list2387966425" text:style-name="L1">
        <text:list-item>
          <text:p text:style-name="P46">Use unique names.</text:p>
        </text:list-item>
        <text:list-item>
          <text:p text:style-name="P48">Prevent similar names.</text:p>
        </text:list-item>
        <text:list-item>
          <text:p text:style-name="P47">A variable named accountList has to be a List and not an array. It could also be named accounts.</text:p>
        </text:list-item>
      </text:list>
      <text:h text:style-name="P65" text:outline-level="3">Make Meaningful Distinction</text:h>
      <text:p text:style-name="P1">[1, Chapter 2, Subchapter: <text:span text:style-name="T2">Make Meaningful Distinction</text:span>]</text:p>
      <text:p text:style-name="P2"><text:soft-page-break/>The difference between two variables with different names shall be clear. <text:span text:style-name="T3">(Unclear would be e.g. account and accountInfo).</text:span></text:p>
      <text:h text:style-name="P66" text:outline-level="3">Use Pronounceable Names</text:h>
      <text:p text:style-name="P4">[1, Chapter 2, Subchapter: Use Pronounceable Names]</text:p>
      <text:p text:style-name="P3">Use names that are pronounceable like normal words.</text:p>
      <text:h text:style-name="P66" text:outline-level="3">Use Searchable Names</text:h>
      <text:p text:style-name="P4">[1, Chapter 2, Subchapter: Use Searchable Names]</text:p>
      <text:h text:style-name="P67" text:outline-level="3">Method Names</text:h>
      <text:p text:style-name="P5">[1, Chapter 2, Subchapter: <text:span text:style-name="T5">Method Names</text:span>]</text:p>
      <text:list xml:id="list154451119158666" text:continue-numbering="true" text:style-name="L1">
        <text:list-item>
          <text:p text:style-name="P49">Methods have verb or verb phrase names.</text:p>
        </text:list-item>
        <text:list-item>
          <text:p text:style-name="P50">Use static factory methods on overloaded constructors. <text:span text:style-name="T6">(Make the corresponding construtors private.)</text:span>good: Complex fulcrumPoint = Complex.FromRealNumber(23.0);</text:p>
          <text:list>
            <text:list-item>
              <text:p text:style-name="P50">worse: Complex fulcrumPoint = Complex(23.0);</text:p>
            </text:list-item>
          </text:list>
        </text:list-item>
      </text:list>
      <text:h text:style-name="P68" text:outline-level="3">Pick One Word per Concept</text:h>
      <text:p text:style-name="P8">[1, Chapter 2, Subchapter: Pick One Word per Concept]</text:p>
      <text:p text:style-name="P9">Make your decisions according to best practice and used API or existing code base.</text:p>
      <text:p text:style-name="P7">If necessary this may be defined in the software development plan, e.g.: "Getter-Functions shall always start with <text:span text:style-name="T8">fetch</text:span>... <text:span text:style-name="T8">because the existing code base defines it like that</text:span>".</text:p>
      <text:h text:style-name="P69" text:outline-level="3">Don't Pun</text:h>
      <text:p text:style-name="P11">[1, Chapter 2, Subchapter: <text:span text:style-name="T8">Don't Pun</text:span>]</text:p>
      <text:p text:style-name="P10">Methods with the same name on different objects/<text:span text:style-name="T9">units</text:span> shall be semantically equivalent.</text:p>
      <text:h text:style-name="P62" text:outline-level="2">Functions</text:h>
      <text:h text:style-name="Heading_20_3" text:outline-level="3">Small!</text:h>
      <text:p text:style-name="P13">[1, Chapter <text:span text:style-name="T10">3</text:span>, Subchapter: <text:span text:style-name="T10">Small!</text:span>]</text:p>
      <text:list xml:id="list154451834816013" text:continue-numbering="true" text:style-name="L1">
        <text:list-item>
          <text:p text:style-name="P27">Keep functions short in width and length. Create "sub"-functions and keep them small.</text:p>
        </text:list-item>
        <text:list-item>
          <text:p text:style-name="P27">The indent level of a function should not be greater than one (or two).</text:p>
        </text:list-item>
      </text:list>
      <text:h text:style-name="Heading_20_3" text:outline-level="3">Level of abstraction</text:h>
      <text:p text:style-name="P12">[1, Chapter 3, Subchapter: <text:span text:style-name="T11">Do One Thing</text:span>]</text:p>
      <text:p text:style-name="P14">Do one thing: A function shall only do those steps that are one level <text:span text:style-name="T12">of abstraction</text:span> below its stated name.</text:p>
      <text:h text:style-name="Heading_20_3" text:outline-level="3">Switch Statements</text:h>
      <text:p text:style-name="P19">[1, Chapter 3, Subchapter: Switch Statemen<text:span text:style-name="T16">t</text:span>s]</text:p>
      <text:list xml:id="list154453020631660" text:continue-numbering="true" text:style-name="L1">
        <text:list-item>
          <text:p text:style-name="P28">Prevent long switch statements.</text:p>
        </text:list-item>
        <text:list-item>
          <text:p text:style-name="P29">Prevent violation of other rules.</text:p>
        </text:list-item>
        <text:list-item>
          <text:p text:style-name="P28"><text:soft-page-break/>Consider using abstract factories for object oriented languages.</text:p>
          <text:list>
            <text:list-item>
              <text:p text:style-name="P28">For languages like <text:span text:style-name="T17">C</text:span> using <text:span text:style-name="T17">structures with function pointers could be a solution.</text:span></text:p>
            </text:list-item>
          </text:list>
        </text:list-item>
      </text:list>
      <text:h text:style-name="P70" text:outline-level="3">Function Arguments</text:h>
      <text:p text:style-name="P20">[1, Chapter 3, Subchapter: <text:span text:style-name="T18">Function Arguments</text:span>]</text:p>
      <text:p text:style-name="P25">[1, Chapter 3, Subchapter: Have No Side Effects]</text:p>
      <text:p text:style-name="P23">The less arguments the better. The ideal number of arguments for a function is zero.</text:p>
      <text:p text:style-name="P24">Parameter name can be part of the function name.</text:p>
      <text:p text:style-name="P24">Function shall make order of parameters clear.</text:p>
      <text:p text:style-name="P25">Prevent output arguments in OO-Languages. Make clear whicht parameter is an output argument.</text:p>
      <text:h text:style-name="Heading_20_3" text:outline-level="3">Comand Query Separation</text:h>
      <text:p text:style-name="P52">[1, Chapter 3, Subchapter: Command Query Separation]</text:p>
      <text:h text:style-name="Heading_20_3" text:outline-level="3">Prefer Exceptions to Returning Error Codes</text:h>
      <text:p text:style-name="P53">[1, Chapter 3, Subchapter: Prefer Exceptions to Returning Error Codes]</text:p>
      <text:p text:style-name="P52">Prefer Exceptions to Returning Error Codes.</text:p>
      <text:h text:style-name="P71" text:outline-level="3">Don't Repeat Yourself</text:h>
      <text:p text:style-name="P53">[1, Chapter 3, Subchapter: Don't Repeat Yourself]</text:p>
      <text:p text:style-name="P53">Don't Repeat Yourself.</text:p>
      <text:h text:style-name="Heading_20_3" text:outline-level="3">Return, break, continue, and goto</text:h>
      <text:p text:style-name="P54">[1, Chapter 3, Subchapter: <text:span text:style-name="T19">Structured Programming]</text:span></text:p>
      <text:p text:style-name="P59">Multiple return statements, break or continue are allowed in short and clear functions (But functions shall be short anyway (see above)). Avoid goto.</text:p>
      <text:h text:style-name="Heading_20_2" text:outline-level="2">Comments</text:h>
      <text:p text:style-name="P55">[1, Chapter <text:span text:style-name="T20">4]</text:span></text:p>
      <text:p text:style-name="P60">Comments sould be prevented where possible. Make the code explaining itself.</text:p>
      <text:h text:style-name="Heading_20_3" text:outline-level="3"><text:span text:style-name="T22">Acceptable</text:span> Comments</text:h>
      <text:p text:style-name="P56">[1, Chapter <text:span text:style-name="T21">4</text:span>, Subchapter: <text:span text:style-name="T21">Good Comments]</text:span></text:p>
      <text:list xml:id="list154451888585871" text:continue-numbering="true" text:style-name="L1">
        <text:list-item>
          <text:p text:style-name="P30"><text:span text:style-name="T21">Legal Comments</text:span></text:p>
        </text:list-item>
        <text:list-item>
          <text:p text:style-name="P31">Explanation of intent that is not explained be the code itself</text:p>
        </text:list-item>
        <text:list-item>
          <text:p text:style-name="P31">Clarification of meaning that is not explained be the code itself</text:p>
        </text:list-item>
        <text:list-item>
          <text:p text:style-name="P31">Warning of consequences</text:p>
        </text:list-item>
        <text:list-item>
          <text:p text:style-name="P31">TODO comments</text:p>
        </text:list-item>
        <text:list-item>
          <text:p text:style-name="P31">Amplification</text:p>
        </text:list-item>
        <text:list-item>
          <text:p text:style-name="P32">Documentation of an API</text:p>
        </text:list-item>
      </text:list>
      <text:h text:style-name="P72" text:outline-level="3">Inacceptable Comments</text:h>
      <text:p text:style-name="P57">[1, Chapter <text:span text:style-name="T21">4</text:span>, Subchapter: <text:span text:style-name="T23">Bad Comments]</text:span></text:p>
      <text:list xml:id="list154452781041561" text:continue-numbering="true" text:style-name="L1">
        <text:list-item>
          <text:p text:style-name="P33">Non-Api function header comments.</text:p>
        </text:list-item>
        <text:list-item>
          <text:p text:style-name="P34"><text:soft-page-break/>Commented-Out Code</text:p>
        </text:list-item>
      </text:list>
      <text:h text:style-name="P64" text:outline-level="2">Formatting</text:h>
      <text:h text:style-name="Heading_20_3" text:outline-level="3">Vertical Formatting</text:h>
      <text:p text:style-name="P58">[1, Chapter <text:span text:style-name="T24">5</text:span>, Subchapter: <text:span text:style-name="T24">Vertical Distance]</text:span></text:p>
      <text:list xml:id="list154451670337058" text:continue-numbering="true" text:style-name="L1">
        <text:list-item>
          <text:p text:style-name="P35">Declare variables as close to their usage as possible</text:p>
        </text:list-item>
        <text:list-item>
          <text:p text:style-name="P36">Declare instance variables at the top (or maybe botton for C++ <text:span text:style-name="T25">(scissors rule)</text:span>)</text:p>
        </text:list-item>
        <text:list-item>
          <text:p text:style-name="P38">Define in the software development plan the ordering of the functions:</text:p>
          <text:list>
            <text:list-item>
              <text:p text:style-name="P38">Getter and setters first?</text:p>
            </text:list-item>
            <text:list-item>
              <text:p text:style-name="P38">Public functions first?</text:p>
            </text:list-item>
            <text:list-item>
              <text:p text:style-name="P38">Dependent functions close to each other?</text:p>
            </text:list-item>
            <text:list-item>
              <text:p text:style-name="P38">Caller before callee? (In C you may need forward declarations.)</text:p>
            </text:list-item>
          </text:list>
        </text:list-item>
        <text:list-item>
          <text:p text:style-name="P40">Keep together what belongs together.</text:p>
        </text:list-item>
      </text:list>
      <text:h text:style-name="Heading_20_3" text:outline-level="3">Horizontal Formatting</text:h>
      <text:list xml:id="list154453024455949" text:continue-numbering="true" text:style-name="L1">
        <text:list-item>
          <text:p text:style-name="P37"><text:s/><text:span text:style-name="T26">Keep lines short</text:span></text:p>
          <text:list>
            <text:list-item>
              <text:p text:style-name="P41">It should not be necessary to scroll left and right</text:p>
            </text:list-item>
            <text:list-item>
              <text:p text:style-name="P41">Font size to see the whole line should be of a size that anyone can read.</text:p>
            </text:list-item>
          </text:list>
        </text:list-item>
        <text:list-item>
          <text:p text:style-name="P42">Don't align horizontal.</text:p>
        </text:list-item>
        <text:list-item>
          <text:p text:style-name="P43"><text:span text:style-name="T28">Always u</text:span>se <text:span text:style-name="T28">i</text:span>ndention.</text:p>
        </text:list-item>
        <text:list-item>
          <text:p text:style-name="P39">Define in the software development plan:</text:p>
          <text:list>
            <text:list-item>
              <text:p text:style-name="P44">Indention size. <text:span text:style-name="T27">Suggestion by me: Prefer Tabs.</text:span></text:p>
            </text:list-item>
            <text:list-item>
              <text:p text:style-name="P45">Where to put opening and closing braces of classes, functions, ...</text:p>
              <text:list>
                <text:list-item>
                  <text:p text:style-name="P45">I personally don't like the space before the opening brace of a function definition <text:span text:style-name="T30">or loop or ...</text:span></text:p>
                  <text:list>
                    <text:list-item>
                      <text:p text:style-name="P45">e.g. myFunction()<text:span text:style-name="T29"> </text:span>{</text:p>
                    </text:list-item>
                    <text:list-item>
                      <text:p text:style-name="P45">The opening brace is just noise to me as it is not important to understand that there is now a function definition. <text:span text:style-name="T30">So it doesn't need emphasis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Principles <text:span text:style-name="T15">and Design Patterns</text:span></text:h>
      <text:p text:style-name="P15">Principles are not part of the book but mentioned. TODO: read and understand them.</text:p>
      <text:p text:style-name="P18">Interessante Links:</text:p>
      <text:p text:style-name="P15"><text:a xlink:type="simple" xlink:href="https://de.wikipedia.org/wiki/Entwurfsmuster_(Buch" text:style-name="Internet_20_link" text:visited-style-name="Visited_20_Internet_20_Link">https://de.wikipedia.org/wiki/Entwurfsmuster_(Buch</text:a>)</text:p>
      <text:h text:style-name="P63" text:outline-level="2">Single Responsibility Principle (SRP)</text:h>
      <text:p text:style-name="P17"><text:a xlink:type="simple" xlink:href="https://en.wikipedia.org/wiki/Single_responsibility_principle" text:style-name="Internet_20_link" text:visited-style-name="Visited_20_Internet_20_Link">https://en.wikipedia.org/wiki/Single_responsibility_principle</text:a></text:p>
      <text:p text:style-name="P16">see also: <text:a xlink:type="simple" xlink:href="https://en.wikipedia.org/wiki/SOLID" text:style-name="Internet_20_link" text:visited-style-name="Visited_20_Internet_20_Link">https://en.wikipedia.org/wiki/SOLID</text:a></text:p>
      <text:h text:style-name="Heading_20_2" text:outline-level="2"><text:span text:style-name="T14">Open Closed Principle</text:span> (<text:span text:style-name="T14">OCP</text:span>)</text:h>
      <text:p text:style-name="Text_20_body"><text:a xlink:type="simple" xlink:href="https://en.wikipedia.org/wiki/Open–closed_principle" text:style-name="Internet_20_link" text:visited-style-name="Visited_20_Internet_20_Link">https://en.wikipedia.org/wiki/Open%E2%80%93closed_principle</text:a></text:p>
      <text:p text:style-name="P17"><text:span text:style-name="T13">see also: </text:span><text:a xlink:type="simple" xlink:href="https://en.wikipedia.org/wiki/SOLID" text:style-name="Internet_20_link" text:visited-style-name="Visited_20_Internet_20_Link"><text:span text:style-name="T13">https://en.wikipedia.org/wiki/SOLID</text:span></text:a></text:p>
      <text:h text:style-name="Heading_20_2" text:outline-level="2">Abstract Factory</text:h>
      <text:p text:style-name="Text_20_body"><text:a xlink:type="simple" xlink:href="https://en.wikipedia.org/wiki/Abstract_factory_pattern" text:style-name="Internet_20_link" text:visited-style-name="Visited_20_Internet_20_Link">https://en.wikipedia.org/wiki/Abstract_factory_pattern</text:a></text:p>
      <text:p text:style-name="Text_20_body"/>
      <text:h text:style-name="Heading_20_1" text:outline-level="1"><text:soft-page-break/>Language Specific</text:h>
      <text:h text:style-name="Heading_20_2" text:outline-level="2">C</text:h>
      <text:h text:style-name="Heading_20_2" text:outline-level="2">Delph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36M12S</meta:editing-duration>
    <meta:editing-cycles>80</meta:editing-cycles>
    <meta:generator>LibreOffice/6.0.7.3$Linux_X86_64 LibreOffice_project/00m0$Build-3</meta:generator>
    <dc:date>2019-08-12T10:17:07.327283945</dc:date>
    <meta:document-statistic meta:table-count="1" meta:image-count="0" meta:object-count="0" meta:page-count="5" meta:paragraph-count="137" meta:word-count="1037" meta:character-count="6581" meta:non-whitespace-character-count="5755"/>
    <meta:user-defined meta:name="Info 1"/>
    <meta:user-defined meta:name="Info 2"/>
    <meta:user-defined meta:name="Info 3"/>
    <meta:user-defined meta:name="Info 4"/>
  </office:meta>
</office:document-meta>
</file>